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left" draw:textarea-vertical-align="top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5cm" svg:height="5.5cm" svg:x="5cm" svg:y="6cm">
          <text:p text:style-name="P1">Astral</text:p>
        </draw:rect>
        <draw:g>
          <draw:rect draw:style-name="gr2" draw:text-style-name="P2" draw:layer="layout" svg:width="8.5cm" svg:height="1cm" svg:x="7.5cm" svg:y="8cm">
            <text:p text:style-name="P2"><text:span text:style-name="T1">SymbolDB</text:span></text:p>
          </draw:rect>
          <draw:rect draw:style-name="gr2" draw:text-style-name="P2" draw:layer="layout" svg:width="8.5cm" svg:height="2cm" svg:x="7.5cm" svg:y="9cm">
            <text:p text:style-name="P2"><text:span text:style-name="T1">symbols : IDictionary&lt;IEntry&lt;CompilationUnit&gt;&gt;</text:span></text:p>
            <text:p text:style-name="P2"><text:span text:style-name="T1">name2namespace : IDictionary&lt;String&gt;</text:span></text:p>
            <text:p text:style-name="P2"><text:span text:style-name="T1">namespace2name : IDictionary&lt;String&gt;</text:span></text:p>
          </draw:rect>
        </draw:g>
        <draw:rect draw:style-name="gr3" draw:text-style-name="P2" draw:layer="layout" svg:width="3.5cm" svg:height="1cm" svg:x="24.5cm" svg:y="2cm">
          <text:p text:style-name="P2"><text:span text:style-name="T1">class</text:span></text:p>
        </draw:rect>
        <draw:rect draw:style-name="gr3" draw:text-style-name="P2" xml:id="id1" draw:id="id1" draw:layer="layout" svg:width="8.5cm" svg:height="1cm" svg:x="7.5cm" svg:y="6.5cm">
          <text:p text:style-name="P2"><text:span text:style-name="T1">files : IDictionary&lt;CompilationUnit&gt;</text:span></text:p>
        </draw:rect>
        <draw:g xml:id="id2" draw:id="id2">
          <draw:rect draw:style-name="gr3" draw:text-style-name="P2" draw:layer="layout" svg:width="5cm" svg:height="1cm" svg:x="19cm" svg:y="6cm">
            <text:p text:style-name="P2"><text:span text:style-name="T1">CompilationUnit</text:span></text:p>
          </draw:rect>
          <draw:rect draw:style-name="gr3" draw:text-style-name="P2" draw:layer="layout" svg:width="5cm" svg:height="1.5cm" svg:x="19cm" svg:y="7cm">
            <text:p text:style-name="P2"><text:span text:style-name="T1">location : String</text:span></text:p>
            <text:p text:style-name="P2"><text:span text:style-name="T1">ast : ITree&lt;SourceToken&gt;</text:span></text:p>
          </draw:rect>
        </draw:g>
        <draw:connector draw:style-name="gr4" draw:text-style-name="P1" draw:layer="layout" draw:type="lines" svg:x1="16cm" svg:y1="7cm" svg:x2="19cm" svg:y2="7.25cm" draw:start-shape="id1" draw:start-glue-point="1" draw:end-shape="id2" draw:end-glue-point="3" svg:d="m16000 7000h501l1998 250h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06T21:34:19</meta:creation-date>
    <dc:date>2011-09-06T22:26:10</dc:date>
    <meta:editing-duration>PT21M30S</meta:editing-duration>
    <meta:editing-cycles>1</meta:editing-cycles>
    <meta:document-statistic meta:object-count="10"/>
    <meta:generator>LibreOffice/3.3$Unix LibreOffice_project/330m19$Build-202</meta:generator>
  </office:meta>
</office:document-meta>
</file>